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8.823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4.095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8.075cm"/>
    </style:style>
    <style:style style:name="co16" style:family="table-column">
      <style:table-column-properties fo:break-before="auto" style:column-width="4.606cm"/>
    </style:style>
    <style:style style:name="co17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2.49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0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/>
          <table:table-cell table:style-name="ce22" office:value-type="string">
            <text:p>DARKSOULS.exe+5C1CC0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5C]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+0x0070</text:p>
          </table:table-cell>
          <table:table-cell office:value-type="string">
            <text:p>Pointer</text:p>
          </table:table-cell>
          <table:table-cell table:style-name="ce2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8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2" office:value-type="string">
            <text:p>DARKSOULS.exe+EDF020 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8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0x12E3C3C</text:p>
          </table:table-cell>
          <table:table-cell table:style-name="ce11" office:value-type="string">
            <text:p>float</text:p>
          </table:table-cell>
          <table:table-cell table:style-name="ce2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8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2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9"/>
          <table:table-cell table:style-name="ce28"/>
          <table:table-cell table:style-name="ce9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4">
          <table:table-cell table:style-name="ce13" office:value-type="string">
            <text:p>Release: </text:p>
          </table:table-cell>
          <table:table-cell table:style-name="ce13" office:value-type="string">
            <text:p>0x13784A0</text:p>
          </table:table-cell>
          <table:table-cell table:style-name="ce13" office:value-type="string">
            <text:p>Darksouls.exe+F784A0</text:p>
          </table:table-cell>
          <table:table-cell table:style-name="ce13" table:number-columns-repeated="1021"/>
        </table:table-row>
        <table:table-row table:style-name="ro4">
          <table:table-cell table:style-name="ce13" office:value-type="string">
            <text:p>Debug: </text:p>
          </table:table-cell>
          <table:table-cell table:style-name="ce13" office:value-type="string">
            <text:p>0x137C660</text:p>
          </table:table-cell>
          <table:table-cell table:style-name="ce13" office:value-type="string">
            <text:p>Darksouls.exe+F7C660</text:p>
          </table:table-cell>
          <table:table-cell table:style-name="ce13" table:number-columns-repeated="1021"/>
        </table:table-row>
        <table:table-row table:style-name="ro4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Misc Data</text:p>
          </table:table-cell>
          <table:table-cell table:style-name="ce13" table:number-columns-repeated="1023"/>
        </table:table-row>
        <table:table-row table:style-name="ro3">
          <table:table-cell table:style-name="ce14" office:value-type="string">
            <text:p>+0x0A70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Current Save Slot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A80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x pos (not visible sign)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A84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y pos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A88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z po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Area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World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Bonfire ID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B1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bRequestToEnding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B4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FpsDisconnection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B4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nlineMode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B4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TitleStar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E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Invasion Type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3" office:value-type="string">
            <text:p>Confirm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2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DisableAllAreaEne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2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Event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2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Map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2F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Obj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1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Break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HiHit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LoHit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4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FX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5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ound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6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bjBreakRecordMode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7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AutoMapWarpMode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ChrNpcWanderTest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+0x0C39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bgChrAllDead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8544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>
            <text:p>long</text:p>
          </table:table-cell>
          <table:table-cell table:style-name="ce13" office:value-type="string">
            <text:p>Type of SOS Sign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0">
            <text:p>0</text:p>
          </table:table-cell>
          <table:table-cell table:style-name="ce13" office:value-type="string">
            <text:p>White Sign Soapstone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Cracked Red Eye Orb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Red Sign Soapstone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CE04</text:p>
          </table:table-cell>
          <table:table-cell table:style-name="ce13" table:number-columns-repeated="1022"/>
        </table:table-row>
        <table:table-row table:style-name="ro4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4">
          <table:table-cell table:style-name="ce13" office:value-type="string">
            <text:p>Network.Properti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+0x00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Interval</text:p>
          </table:table-cell>
          <table:table-cell table:style-name="ce13" table:number-columns-repeated="1021"/>
        </table:table-row>
        <table:table-row table:style-name="ro4">
          <table:table-cell table:style-name="ce13" office:value-type="string">
            <text:p>+0x0008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Num</text:p>
          </table:table-cell>
          <table:table-cell table:style-name="ce13" table:number-columns-repeated="1021"/>
        </table:table-row>
        <table:table-row table:style-name="ro4">
          <table:table-cell table:style-name="ce13" office:value-type="string">
            <text:p>+0x000C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FirstLevelRangeMax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4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4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4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4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4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4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1" office:value-type="string">
            <text:p>long</text:p>
          </table:table-cell>
          <table:table-cell table:style-name="ce11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>
            <text:p>00003</text:p>
          </table:table-cell>
          <table:table-cell table:style-name="ce11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1" office:value-type="string">
            <text:p>Capra Demon Dead</text:p>
          </table:table-cell>
          <table:table-cell table:style-name="ce15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1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Taurus Demo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inwheel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wy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4 King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Ornstein &amp; Smough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Bed of Chao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Chaos Witch Quelaag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ntipede Demo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Demon Firesag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Artoria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9" table:number-columns-repeated="1023"/>
        </table:table-row>
        <table:table-row table:style-name="ro3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4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4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4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4"/>
          <table:table-cell table:style-name="ce13" table:number-columns-repeated="1020"/>
        </table:table-row>
        <table:table-row table:style-name="ro4">
          <table:table-cell table:style-name="ce18" office:value-type="string">
            <text:p>Debug: </text:p>
          </table:table-cell>
          <table:table-cell table:style-name="ce15" office:value-type="string">
            <text:p>0x137C6A4</text:p>
          </table:table-cell>
          <table:table-cell table:style-name="ce15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5" table:number-columns-repeated="2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5" office:value-type="string">
            <text:p>x1xxxxxx</text:p>
          </table:table-cell>
          <table:table-cell table:style-name="ce15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4">
          <table:table-cell office:value-type="string">
            <text:p>+0x0004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1xx </text:p>
          </table:table-cell>
          <table:table-cell table:style-name="ce15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4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office:value-type="string">
            <text:p>x1xxxxxx</text:p>
          </table:table-cell>
          <table:table-cell table:style-name="ce15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5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5" office:value-type="string">
            <text:p>All No Hit</text:p>
          </table:table-cell>
          <table:table-cell table:number-columns-repeated="1021"/>
        </table:table-row>
        <table:table-row table:style-name="ro4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office:value-type="string">
            <text:p>xxxxx1xx </text:p>
          </table:table-cell>
          <table:table-cell table:style-name="ce15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5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0" office:value-type="string">
            <text:p>0x137D644</text:p>
          </table:table-cell>
          <table:table-cell table:style-name="ce17"/>
          <table:table-cell table:style-name="ce13" table:number-columns-repeated="1021"/>
        </table:table-row>
        <table:table-row table:style-name="ro4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5" office:value-type="string">
            <text:p>DarkSouls.exe+F81804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[[[[ptr]+3c]+28]+14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5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2DEFEB</text:p>
          </table:table-cell>
          <table:table-cell table:style-name="ce17"/>
          <table:table-cell table:style-name="ce13" table:number-columns-repeated="1021"/>
        </table:table-row>
        <table:table-row table:style-name="ro4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4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4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4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4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4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4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4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4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4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4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4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4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9" table:number-columns-repeated="1023"/>
        </table:table-row>
        <table:table-row table:style-name="ro3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4">
          <table:table-cell table:style-name="ce17" office:value-type="string">
            <text:p>Release:</text:p>
          </table:table-cell>
          <table:table-cell table:style-name="ce13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A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3" table:number-columns-repeated="1021"/>
        </table:table-row>
        <table:table-row table:style-name="ro4">
          <table:table-cell table:style-name="ce14" office:value-type="string">
            <text:p>0x13784EB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C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D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E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4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4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4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4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4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4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4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4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4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4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4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4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4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4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4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4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21" office:value-type="string">
            <text:p>0x137D648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4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37DC70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4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4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4" table:number-rows-repeated="10481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2016-05-06</text:date>, <text:time>01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5-06T01:53:45.89</dc:date>
    <meta:editing-duration>P6DT18H12M5S</meta:editing-duration>
    <meta:editing-cycles>401</meta:editing-cycles>
    <meta:generator>OpenOffice/4.1.2$Win32 OpenOffice.org_project/412m3$Build-9782</meta:generator>
    <meta:document-statistic meta:table-count="9" meta:cell-count="2308" meta:object-count="0"/>
  </office:meta>
</office:document-meta>
</file>